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style:text-position="0% 100%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xpanding opcode technique</text:p>
      <text:list xml:id="list7851919421" text:style-name="L1">
        <text:list-item>
          <text:p text:style-name="P2">Provides a compromise between the need to have a rich set of opcodes and the need to have short instruction lengths</text:p>
        </text:list-item>
        <text:list-item>
          <text:p text:style-name="P2">Example</text:p>
          <text:p text:style-name="P2">Consider a 3 address machine with 4 bit opcodes and 4 bit registers. Normally we could have 2<text:span text:style-name="T1">4</text:span><text:span text:style-name="T2"> 3 address instructions. In the expanding opcode technique we could have </text:span></text:p>
          <text:list>
            <text:list-item>
              <text:p text:style-name="P2"><text:span text:style-name="T2">2</text:span><text:span text:style-name="T1">4</text:span><text:span text:style-name="T2"> – 1 = 15, 3-address instructions</text:span></text:p>
              <text:list>
                <text:list-header>
                  <text:p text:style-name="P3">0000 R1 R2 R3</text:p>
                  <text:p text:style-name="P3">… </text:p>
                  <text:p text:style-name="P3">1110 R1 R2 R3</text:p>
                </text:list-header>
              </text:list>
            </text:list-item>
            <text:list-item>
              <text:p text:style-name="P2"><text:span text:style-name="T2">2</text:span><text:span text:style-name="T1">4</text:span><text:span text:style-name="T2"> – 1 = 15 2-address instructions</text:span></text:p>
              <text:list>
                <text:list-header>
                  <text:p text:style-name="P3">1111 0000 R1 R2</text:p>
                  <text:p text:style-name="P3">… </text:p>
                  <text:p text:style-name="P3">1111 1110 R1 R2</text:p>
                </text:list-header>
              </text:list>
            </text:list-item>
            <text:list-item>
              <text:p text:style-name="P2"><text:span text:style-name="T2">2</text:span><text:span text:style-name="T1">4</text:span><text:span text:style-name="T2"> – 1 = 15 1-address instructions</text:span></text:p>
              <text:list>
                <text:list-header>
                  <text:p text:style-name="P3">1111 1111 0000 R1</text:p>
                  <text:p text:style-name="P3">…</text:p>
                  <text:p text:style-name="P3">1111 1111 1110 R2</text:p>
                </text:list-header>
              </text:list>
            </text:list-item>
            <text:list-item>
              <text:p text:style-name="P2"><text:span text:style-name="T2">2</text:span><text:span text:style-name="T1">4</text:span><text:span text:style-name="T2"> = 16 0 address instructions</text:span></text:p>
              <text:list>
                <text:list-header>
                  <text:p text:style-name="P3">1111 1111 1111 0000</text:p>
                  <text:p text:style-name="P3">… </text:p>
                  <text:p text:style-name="P3">1111 1111 1111 1111</text:p>
                </text:list-header>
              </text:list>
              <text:p text:style-name="P3">for a total of 61 instructions</text:p>
              <text:p text:style-name="P3">Note that this is not the only way to expand the opcode.</text:p>
            </text:list-item>
          </text:list>
        </text:list-item>
        <text:list-item>
          <text:p text:style-name="P3">One downside to using this technique is that decoding is more complicated. It is no longer looking at some n fixed bits in the instruction and accessing the operands. Now, a determination of which type of instruction must be done before proceeding furth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5T17:45:03</meta:creation-date>
    <dc:date>2013-01-28T20:35:18</dc:date>
    <dc:creator>Kempa 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23" meta:word-count="200" meta:character-count="947" meta:non-whitespace-character-count="788"/>
  </office:meta>
</office:document-meta>
</file>